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771cm"/>
      <style:paragraph-properties style:writing-mode="lr-tb"/>
    </style:style>
    <style:style style:name="pr7" style:family="presentation" style:parent-style-name="Blue_5f_Curve1-outline1">
      <style:graphic-properties fo:min-height="11.929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3.506cm" svg:x="0cm" svg:y="6.503cm" presentation:class="title">
          <draw:text-box>
            <text:p>Day 1 Wrap-up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Raspberry P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ocket-sized computer</text:p>
              </text:list-item>
              <text:list-item>
                <text:p>GPIO pins can be controlled/read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Electronic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Power LED with constant power</text:p>
              </text:list-item>
              <text:list-item>
                <text:p>Control the LED with GPIO Pins</text:p>
              </text:list-item>
              <text:list-item>
                <text:p>Connect a button to control the LED</text:p>
              </text:list-item>
              <text:list-item>
                <text:p>Control RGB L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Command-line Interface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Navigate the file structure</text:p>
              </text:list-item>
              <text:list-item>
                <text:p>Create and delete files</text:p>
              </text:list-item>
              <text:list-item>
                <text:p>Create and delete directories</text:p>
              </text:list-item>
              <text:list-item>
                <text:p>View file contents</text:p>
              </text:list-item>
              <text:list-item>
                <text:p>How to get help with the fi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Cybersecurity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How does it relate?</text:p>
                <text:list>
                  <text:list-item>
                    <text:p>You have to know your system in order to protect 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8T13:13:23.280105827</meta:creation-date>
    <meta:editing-duration>PT11S</meta:editing-duration>
    <meta:editing-cycles>2</meta:editing-cycles>
    <meta:generator>LibreOffice/6.4.7.2$Linux_X86_64 LibreOffice_project/40$Build-2</meta:generator>
    <dc:title>Blue Curve</dc:title>
    <dc:date>2021-06-08T13:23:34.731161484</dc:date>
    <meta:document-statistic meta:object-count="54"/>
  </office:meta>
</office:document-meta>
</file>